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ried Beans</text:p>
      <text:p text:style-name="P1"/>
      <text:p text:style-name="P2">3 c dried pintos</text:p>
      <text:p text:style-name="P2">12 c water</text:p>
      <text:p text:style-name="P2">1 T salt</text:p>
      <text:p text:style-name="P2">4 to 5 T butter</text:p>
      <text:p text:style-name="P2"/>
      <text:p text:style-name="P2">Cook beans in water with salt added until very soft, usually about 3 hours. After beans have cooked</text:p>
      <text:p text:style-name="P2">well heat a large frying pan with the butter. When butter is melted and pan is heated up, scoop out</text:p>
      <text:p text:style-name="P2">beans, with minimal liquid into frying pan and begin mashing with a potato masher. Add bean liquid</text:p>
      <text:p text:style-name="P2">as needed to get the consistency you want. Add more beans and liquid until the batch is finished</text:p>
      <text:p text:style-name="P2">(this amount can be halved or unused portions frozen). You may add additional salt if desir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37:07.69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0" meta:word-count="106" meta:character-count="548"/>
  </office:meta>
</office:document-meta>
</file>